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ultipartConfigurationHelper.setMaxUploadSize( int maxUpload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partConfigurationHelper.getUploadDire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partConfigurationHelper.isEnableUploa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partConfigurationHelper.setUploadDirectory( String uploadDire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partConfigurationHelper.setAutosaveUploads( boolean autosaveUploads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partConfigurationHelper.getMaxUpload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partConfigurationHelper.MultipartConfigurationHelp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ultipartConfigurationHelper.setEnableUploads( boolean enableUploa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partConfigurationHelper.getOverwriteUploa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partConfigurationHelper.setOverwriteUploads( String overwriteUploa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partConfigurationHelper.isAllowOverwrit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ultipartConfigurationHelper.isAutosaveUploa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partConfigurationHelper.configure( Settings settings , Log logger )</text:p>
          </table:table-cell>
          <table:table-cell office:value-type="float" office:value="9">
            <text:p text:style-name="Table_20_Contents">9</text:p>
          </table:table-cell>
          <table:table-cell office:value-type="float" office:value="6">
            <text:p text:style-name="Table_20_Contents">6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MultipartConfigurationHelper.isSilentlyRenam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